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fd5" officeooo:paragraph-rsid="00007fd5"/>
    </style:style>
    <style:style style:name="P2" style:family="paragraph" style:parent-style-name="Standard">
      <style:text-properties officeooo:rsid="000148ed" officeooo:paragraph-rsid="000148ed"/>
    </style:style>
    <style:style style:name="T1" style:family="text">
      <style:text-properties officeooo:rsid="000148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NDÊNCIAS:<text:line-break/><text:line-break/> - Eliminar a busca por Largura;</text:p>
      <text:p text:style-name="P1">- Alterar as entradas final e inicial como PARÂMETRO</text:p>
      <text:p text:style-name="P1">- Printar graficamente o resultado</text:p>
      <text:p text:style-name="P1">- Alterar a leitura de CSV para TXT</text:p>
      <text:p text:style-name="P1">- <text:span text:style-name="T1">Alterar a definição de tamanho da matriz(deve ser identificada durante a leitura do txt</text:span></text:p>
      <text:p text:style-name="P1">- <text:span text:style-name="T1">testar parametrização</text:span></text:p>
      <text:p text:style-name="P1">- <text:span text:style-name="T1">Remover lógica diagonal</text:span></text:p>
      <text:p text:style-name="P2">- ENTENDER O CÓDIG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8-21T11:19:43.927000000</dc:date>
    <meta:editing-duration>PT23M56S</meta:editing-duration>
    <meta:editing-cycles>2</meta:editing-cycles>
    <meta:document-statistic meta:table-count="0" meta:image-count="0" meta:object-count="0" meta:page-count="1" meta:paragraph-count="8" meta:word-count="55" meta:character-count="322" meta:non-whitespace-character-count="273"/>
  </office:meta>
</office:document-meta>
</file>